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283.92" calcext:value-type="float">
            <text:p>283,92</text:p>
          </table:table-cell>
          <table:table-cell office:value-type="float" office:value="2309.860735" calcext:value-type="float">
            <text:p>2309,860735</text:p>
          </table:table-cell>
        </table:table-row>
        <table:table-row table:style-name="ro1">
          <table:table-cell office:value-type="float" office:value="285.27" calcext:value-type="float">
            <text:p>285,27</text:p>
          </table:table-cell>
          <table:table-cell office:value-type="float" office:value="2299.150128" calcext:value-type="float">
            <text:p>2299,150128</text:p>
          </table:table-cell>
        </table:table-row>
        <table:table-row table:style-name="ro1">
          <table:table-cell office:value-type="float" office:value="287.29" calcext:value-type="float">
            <text:p>287,29</text:p>
          </table:table-cell>
          <table:table-cell office:value-type="float" office:value="2270.999788" calcext:value-type="float">
            <text:p>2270,999788</text:p>
          </table:table-cell>
        </table:table-row>
        <table:table-row table:style-name="ro1">
          <table:table-cell office:value-type="float" office:value="289.28" calcext:value-type="float">
            <text:p>289,28</text:p>
          </table:table-cell>
          <table:table-cell office:value-type="float" office:value="2225.799627" calcext:value-type="float">
            <text:p>2225,799627</text:p>
          </table:table-cell>
        </table:table-row>
        <table:table-row table:style-name="ro1">
          <table:table-cell office:value-type="float" office:value="291.27" calcext:value-type="float">
            <text:p>291,27</text:p>
          </table:table-cell>
          <table:table-cell office:value-type="float" office:value="2150.066507" calcext:value-type="float">
            <text:p>2150,066507</text:p>
          </table:table-cell>
        </table:table-row>
        <table:table-row table:style-name="ro1">
          <table:table-cell office:value-type="float" office:value="293.26" calcext:value-type="float">
            <text:p>293,26</text:p>
          </table:table-cell>
          <table:table-cell office:value-type="float" office:value="2027.178586" calcext:value-type="float">
            <text:p>2027,178586</text:p>
          </table:table-cell>
        </table:table-row>
        <table:table-row table:style-name="ro1">
          <table:table-cell office:value-type="float" office:value="295.25" calcext:value-type="float">
            <text:p>295,25</text:p>
          </table:table-cell>
          <table:table-cell office:value-type="float" office:value="1880.1864" calcext:value-type="float">
            <text:p>1880,1864</text:p>
          </table:table-cell>
        </table:table-row>
        <table:table-row table:style-name="ro1">
          <table:table-cell office:value-type="float" office:value="297.25" calcext:value-type="float">
            <text:p>297,25</text:p>
          </table:table-cell>
          <table:table-cell office:value-type="float" office:value="1774.799813" calcext:value-type="float">
            <text:p>1774,799813</text:p>
          </table:table-cell>
        </table:table-row>
        <table:table-row table:style-name="ro1">
          <table:table-cell office:value-type="float" office:value="299.25" calcext:value-type="float">
            <text:p>299,25</text:p>
          </table:table-cell>
          <table:table-cell office:value-type="float" office:value="1728.86086" calcext:value-type="float">
            <text:p>1728,86086</text:p>
          </table:table-cell>
        </table:table-row>
        <table:table-row table:style-name="ro1">
          <table:table-cell office:value-type="float" office:value="303.24" calcext:value-type="float">
            <text:p>303,24</text:p>
          </table:table-cell>
          <table:table-cell office:value-type="float" office:value="1686.027167" calcext:value-type="float">
            <text:p>1686,0271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21:07:33.537774992</meta:creation-date>
    <dc:date>2021-11-10T21:08:14.744102290</dc:date>
    <meta:editing-duration>PT41S</meta:editing-duration>
    <meta:editing-cycles>1</meta:editing-cycles>
    <meta:document-statistic meta:table-count="1" meta:cell-count="22" meta:object-count="0"/>
    <meta:generator>LibreOffice/6.4.7.2$Linux_X86_64 LibreOffice_project/40$Build-2</meta:generator>
  </office:meta>
</office:document-meta>
</file>